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2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100.94pt"/>
    </style:style>
    <style:style style:name="co7" style:family="table-column">
      <style:table-column-properties fo:break-before="auto" style:column-width="106.1pt"/>
    </style:style>
    <style:style style:name="co8" style:family="table-column">
      <style:table-column-properties fo:break-before="auto" style:column-width="83.59pt"/>
    </style:style>
    <style:style style:name="co9" style:family="table-column">
      <style:table-column-properties fo:break-before="auto" style:column-width="104.2pt"/>
    </style:style>
    <style:style style:name="co10" style:family="table-column">
      <style:table-column-properties fo:break-before="auto" style:column-width="93.91pt"/>
    </style:style>
    <style:style style:name="co11" style:family="table-column">
      <style:table-column-properties fo:break-before="auto" style:column-width="108.71pt"/>
    </style:style>
    <style:style style:name="co12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637.54pt" svg:y="41.22pt">
            <loext:p draw:notify-on-update-of-ranges="Sheet1.B4:Sheet1.D4 Sheet1.B5:Sheet1.D14 Sheet1.E4:Sheet1.E4 Sheet1.E5:Sheet1.E14 Sheet1.F4:Sheet1.F4 Sheet1.F5:Sheet1.F14 Sheet1.G4:Sheet1.G4 Sheet1.G5:Sheet1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37.54pt" svg:y="220.42pt">
            <loext:p draw:notify-on-update-of-ranges="Sheet1.B18:Sheet1.D18 Sheet1.B19:Sheet1.D28 Sheet1.E18:Sheet1.E18 Sheet1.E19:Sheet1.E28 Sheet1.F18:Sheet1.F18 Sheet1.F19:Sheet1.F28 Sheet1.G18:Sheet1.G18 Sheet1.G19:Sheet1.G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Run 1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Expected Time (s)</text:p>
          </table:table-cell>
          <table:table-cell table:style-name="ce2" office:value-type="string" calcext:value-type="string">
            <text:p>Simulation Time (s)</text:p>
          </table:table-cell>
          <table:table-cell table:style-name="ce2" office:value-type="string" calcext:value-type="string">
            <text:p>Difference (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MW</text:p>
          </table:table-cell>
          <table:table-cell office:value-type="string" calcext:value-type="string">
            <text:p>Longley-Airway</text:p>
          </table:table-cell>
          <table:table-cell office:value-type="string" calcext:value-type="string">
            <text:p>Longley-Mccarr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F5]-[.E5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lvo</text:p>
          </table:table-cell>
          <table:table-cell office:value-type="string" calcext:value-type="string">
            <text:p>Virginia-Moana</text:p>
          </table:table-cell>
          <table:table-cell office:value-type="string" calcext:value-type="string">
            <text:p>Kietzke-Neil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[.F6]-[.E6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aru</text:p>
          </table:table-cell>
          <table:table-cell office:value-type="string" calcext:value-type="string">
            <text:p>Kietzke-Mccarran</text:p>
          </table:table-cell>
          <table:table-cell office:value-type="string" calcext:value-type="string">
            <text:p>Virginia-Longley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formula="of:=[.F7]-[.E7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nda</text:p>
          </table:table-cell>
          <table:table-cell office:value-type="string" calcext:value-type="string">
            <text:p>Virginia-Neil</text:p>
          </table:table-cell>
          <table:table-cell office:value-type="string" calcext:value-type="string">
            <text:p>Longley-Mccarran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table:formula="of:=[.F8]-[.E8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ab</text:p>
          </table:table-cell>
          <table:table-cell office:value-type="string" calcext:value-type="string">
            <text:p>Longley-Airway</text:p>
          </table:table-cell>
          <table:table-cell office:value-type="string" calcext:value-type="string">
            <text:p>Longley-Mccarr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F9]-[.E9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W</text:p>
          </table:table-cell>
          <table:table-cell office:value-type="string" calcext:value-type="string">
            <text:p>Virginia-Moana</text:p>
          </table:table-cell>
          <table:table-cell office:value-type="string" calcext:value-type="string">
            <text:p>Kietzke-Neil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[.F10]-[.E10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yota</text:p>
          </table:table-cell>
          <table:table-cell office:value-type="string" calcext:value-type="string">
            <text:p>Virginia-Moana</text:p>
          </table:table-cell>
          <table:table-cell office:value-type="string" calcext:value-type="string">
            <text:p>Kietzke-Mccarran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formula="of:=[.F11]-[.E11]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Kietzke-Mccarran</text:p>
          </table:table-cell>
          <table:table-cell office:value-type="string" calcext:value-type="string">
            <text:p>Virginia-Longley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formula="of:=[.F12]-[.E12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yundai</text:p>
          </table:table-cell>
          <table:table-cell office:value-type="string" calcext:value-type="string">
            <text:p>Kietzke-Mccarran</text:p>
          </table:table-cell>
          <table:table-cell office:value-type="string" calcext:value-type="string">
            <text:p>Longley-Mccarran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[.F13]-[.E13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tsubishi</text:p>
          </table:table-cell>
          <table:table-cell office:value-type="string" calcext:value-type="string">
            <text:p>Virginia-Neil</text:p>
          </table:table-cell>
          <table:table-cell office:value-type="string" calcext:value-type="string">
            <text:p>Virginia-Longley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formula="of:=[.F14]-[.E14]"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4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Run 2</text:p>
          </table:table-cell>
          <table:table-cell table:style-name="Default" table:number-columns-repeated="4"/>
          <table:table-cell table:style-name="ce4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Expected Time (s)</text:p>
          </table:table-cell>
          <table:table-cell table:style-name="ce2" office:value-type="string" calcext:value-type="string">
            <text:p>Simulation Time (s)</text:p>
          </table:table-cell>
          <table:table-cell table:style-name="ce5" office:value-type="string" calcext:value-type="string">
            <text:p>Difference (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MW</text:p>
          </table:table-cell>
          <table:table-cell office:value-type="string" calcext:value-type="string">
            <text:p>Longley-Airway</text:p>
          </table:table-cell>
          <table:table-cell office:value-type="string" calcext:value-type="string">
            <text:p>Longley-Mccarr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F19]-[.E19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lvo</text:p>
          </table:table-cell>
          <table:table-cell office:value-type="string" calcext:value-type="string">
            <text:p>Virginia-Moana</text:p>
          </table:table-cell>
          <table:table-cell office:value-type="string" calcext:value-type="string">
            <text:p>Kietzke-Neil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table:formula="of:=[.F20]-[.E20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aru</text:p>
          </table:table-cell>
          <table:table-cell office:value-type="string" calcext:value-type="string">
            <text:p>Kietzke-Mccarran</text:p>
          </table:table-cell>
          <table:table-cell office:value-type="string" calcext:value-type="string">
            <text:p>Virginia-Longley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formula="of:=[.F21]-[.E21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nda</text:p>
          </table:table-cell>
          <table:table-cell office:value-type="string" calcext:value-type="string">
            <text:p>Virginia-Neil</text:p>
          </table:table-cell>
          <table:table-cell office:value-type="string" calcext:value-type="string">
            <text:p>Longley-Mccarran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[.F22]-[.E22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ab</text:p>
          </table:table-cell>
          <table:table-cell office:value-type="string" calcext:value-type="string">
            <text:p>Longley-Airway</text:p>
          </table:table-cell>
          <table:table-cell office:value-type="string" calcext:value-type="string">
            <text:p>Longley-Mccarran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F23]-[.E23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W</text:p>
          </table:table-cell>
          <table:table-cell office:value-type="string" calcext:value-type="string">
            <text:p>Virginia-Moana</text:p>
          </table:table-cell>
          <table:table-cell office:value-type="string" calcext:value-type="string">
            <text:p>Kietzke-Neil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formula="of:=[.F24]-[.E24]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yota</text:p>
          </table:table-cell>
          <table:table-cell office:value-type="string" calcext:value-type="string">
            <text:p>Virginia-Moana</text:p>
          </table:table-cell>
          <table:table-cell office:value-type="string" calcext:value-type="string">
            <text:p>Kietzke-Mccarran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formula="of:=[.F25]-[.E25]" office:value-type="float" office:value="-6" calcext:value-type="float">
            <text:p>-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Kietzke-Mccarran</text:p>
          </table:table-cell>
          <table:table-cell office:value-type="string" calcext:value-type="string">
            <text:p>Virginia-Longley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[.F26]-[.E26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yundai</text:p>
          </table:table-cell>
          <table:table-cell office:value-type="string" calcext:value-type="string">
            <text:p>Kietzke-Mccarran</text:p>
          </table:table-cell>
          <table:table-cell office:value-type="string" calcext:value-type="string">
            <text:p>Longley-Mccarran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table:formula="of:=[.F27]-[.E27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tsubishi</text:p>
          </table:table-cell>
          <table:table-cell office:value-type="string" calcext:value-type="string">
            <text:p>Virginia-Neil</text:p>
          </table:table-cell>
          <table:table-cell office:value-type="string" calcext:value-type="string">
            <text:p>Virginia-Longley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formula="of:=[.F28]-[.E28]" office:value-type="float" office:value="5" calcext:value-type="float">
            <text:p>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4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Run 3</text:p>
          </table:table-cell>
          <table:table-cell table:style-name="Default" table:number-columns-repeated="4"/>
          <table:table-cell table:style-name="ce4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Expected Time (s)</text:p>
          </table:table-cell>
          <table:table-cell table:style-name="ce2" office:value-type="string" calcext:value-type="string">
            <text:p>Simulation Time (s)</text:p>
          </table:table-cell>
          <table:table-cell table:style-name="ce5" office:value-type="string" calcext:value-type="string">
            <text:p>Difference (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MW</text:p>
          </table:table-cell>
          <table:table-cell office:value-type="string" calcext:value-type="string">
            <text:p>Longley-Airway</text:p>
          </table:table-cell>
          <table:table-cell office:value-type="string" calcext:value-type="string">
            <text:p>Longley-Mccarr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F33]-[.E33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lvo</text:p>
          </table:table-cell>
          <table:table-cell office:value-type="string" calcext:value-type="string">
            <text:p>Virginia-Moana</text:p>
          </table:table-cell>
          <table:table-cell office:value-type="string" calcext:value-type="string">
            <text:p>Kietzke-Neil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[.F34]-[.E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aru</text:p>
          </table:table-cell>
          <table:table-cell office:value-type="string" calcext:value-type="string">
            <text:p>Kietzke-Mccarran</text:p>
          </table:table-cell>
          <table:table-cell office:value-type="string" calcext:value-type="string">
            <text:p>Virginia-Longley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formula="of:=[.F35]-[.E35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nda</text:p>
          </table:table-cell>
          <table:table-cell office:value-type="string" calcext:value-type="string">
            <text:p>Virginia-Neil</text:p>
          </table:table-cell>
          <table:table-cell office:value-type="string" calcext:value-type="string">
            <text:p>Longley-Mccarran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[.F36]-[.E36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ab</text:p>
          </table:table-cell>
          <table:table-cell office:value-type="string" calcext:value-type="string">
            <text:p>Longley-Airway</text:p>
          </table:table-cell>
          <table:table-cell office:value-type="string" calcext:value-type="string">
            <text:p>Longley-Mccarr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[.F37]-[.E37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W</text:p>
          </table:table-cell>
          <table:table-cell office:value-type="string" calcext:value-type="string">
            <text:p>Virginia-Moana</text:p>
          </table:table-cell>
          <table:table-cell office:value-type="string" calcext:value-type="string">
            <text:p>Kietzke-Neil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table:formula="of:=[.F38]-[.E38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yota</text:p>
          </table:table-cell>
          <table:table-cell office:value-type="string" calcext:value-type="string">
            <text:p>Virginia-Moana</text:p>
          </table:table-cell>
          <table:table-cell office:value-type="string" calcext:value-type="string">
            <text:p>Kietzke-Mccarran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[.F39]-[.E39]"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Kietzke-Mccarran</text:p>
          </table:table-cell>
          <table:table-cell office:value-type="string" calcext:value-type="string">
            <text:p>Virginia-Longley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formula="of:=[.F40]-[.E40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yundai</text:p>
          </table:table-cell>
          <table:table-cell office:value-type="string" calcext:value-type="string">
            <text:p>Kietzke-Mccarran</text:p>
          </table:table-cell>
          <table:table-cell office:value-type="string" calcext:value-type="string">
            <text:p>Longley-Mccarran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table:formula="of:=[.F41]-[.E41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tsubishi</text:p>
          </table:table-cell>
          <table:table-cell office:value-type="string" calcext:value-type="string">
            <text:p>Virginia-Neil</text:p>
          </table:table-cell>
          <table:table-cell office:value-type="string" calcext:value-type="string">
            <text:p>Virginia-Longley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formula="of:=[.F42]-[.E42]"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20:09:31.303000000</meta:creation-date>
    <dc:date>2017-12-05T21:03:05.153000000</dc:date>
    <meta:editing-duration>PT32M9S</meta:editing-duration>
    <meta:editing-cycles>13</meta:editing-cycles>
    <meta:generator>LibreOffice/5.4.1.2$Windows_X86_64 LibreOffice_project/ea7cb86e6eeb2bf3a5af73a8f7777ac570321527</meta:generator>
    <meta:document-statistic meta:table-count="1" meta:cell-count="2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37cm" svg:y="0.315cm" chart:style-name="ch2">
          <text:p>Simulation Run 1</text:p>
        </chart:title>
        <chart:legend chart:legend-position="end" svg:x="12.255cm" svg:y="3.782cm" style:legend-expansion="high" chart:style-name="ch3"/>
        <chart:plot-area chart:style-name="ch4" table:cell-range-address="Sheet1.B4:Sheet1.G14" chart:data-source-has-labels="both" svg:x="1.279cm" svg:y="1.248cm" svg:width="10.656cm" svg:height="6.643cm">
          <chartooo:coordinate-region svg:x="8.383cm" svg:y="1.248cm" svg:width="3.552cm" svg:height="6.049cm"/>
          <chart:axis chart:dimension="x" chart:name="primary-x" chart:style-name="ch5" chartooo:axis-type="auto">
            <chartooo:date-scale/>
            <chart:title svg:x="0.451cm" svg:y="5.843cm" chart:style-name="ch6">
              <text:p>Cars and Routes</text:p>
            </chart:title>
            <chart:categories table:cell-range-address="Sheet1.B5:Sheet1.D14"/>
          </chart:axis>
          <chart:axis chart:dimension="y" chart:name="primary-y" chart:style-name="ch7">
            <chart:title svg:x="5.968cm" svg:y="8.071cm" chart:style-name="ch8">
              <text:p>Time (s)</text:p>
            </chart:title>
            <chart:grid chart:style-name="ch9" chart:class="major"/>
          </chart:axis>
          <chart:series chart:style-name="ch10" chart:values-cell-range-address="Sheet1.E5:Sheet1.E14" chart:label-cell-address="Sheet1.E4:Sheet1.E4" chart:class="chart:bar">
            <chart:data-point chart:repeated="10"/>
          </chart:series>
          <chart:series chart:style-name="ch11" chart:values-cell-range-address="Sheet1.F5:Sheet1.F14" chart:label-cell-address="Sheet1.F4:Sheet1.F4" chart:class="chart:bar">
            <chart:data-point chart:repeated="10"/>
          </chart:series>
          <chart:series chart:style-name="ch12" chart:values-cell-range-address="Sheet1.G5:Sheet1.G14" chart:label-cell-address="Sheet1.G4:Sheet1.G4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ed Time (s)</text:p>
                <draw:g>
                  <svg:desc>Sheet1.E4:Sheet1.E4</svg:desc>
                </draw:g>
              </table:table-cell>
              <table:table-cell office:value-type="string">
                <text:p>Simulation Time (s)</text:p>
                <draw:g>
                  <svg:desc>Sheet1.F4:Sheet1.F4</svg:desc>
                </draw:g>
              </table:table-cell>
              <table:table-cell office:value-type="string">
                <text:p>Difference (s)</text:p>
                <draw:g>
                  <svg:desc>Sheet1.G4:Sheet1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MW Longley-Airway Longley-Mccarran</text:p>
                <text:list>
                  <text:list-item>
                    <text:p>BMW</text:p>
                  </text:list-item>
                  <text:list-item>
                    <text:p>Longley-Airway</text:p>
                  </text:list-item>
                  <text:list-item>
                    <text:p>Longley-Mccarran</text:p>
                  </text:list-item>
                </text:list>
                <draw:g>
                  <svg:desc>Sheet1.B5:Sheet1.D14</svg:desc>
                </draw:g>
              </table:table-cell>
              <table:table-cell office:value-type="float" office:value="15">
                <text:p>15</text:p>
                <draw:g>
                  <svg:desc>Sheet1.E5:Sheet1.E14</svg:desc>
                </draw:g>
              </table:table-cell>
              <table:table-cell office:value-type="float" office:value="20">
                <text:p>20</text:p>
                <draw:g>
                  <svg:desc>Sheet1.F5:Sheet1.F14</svg:desc>
                </draw:g>
              </table:table-cell>
              <table:table-cell office:value-type="float" office:value="5">
                <text:p>5</text:p>
                <draw:g>
                  <svg:desc>Sheet1.G5:Sheet1.G14</svg:desc>
                </draw:g>
              </table:table-cell>
            </table:table-row>
            <table:table-row>
              <table:table-cell office:value-type="string">
                <text:p>Volvo Virginia-Moana Kietzke-Neil</text:p>
                <text:list>
                  <text:list-item>
                    <text:p>Volvo</text:p>
                  </text:list-item>
                  <text:list-item>
                    <text:p>Virginia-Moana</text:p>
                  </text:list-item>
                  <text:list-item>
                    <text:p>Kietzke-Neil</text:p>
                  </text:list-item>
                </text:list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baru Kietzke-Mccarran Virginia-Longley</text:p>
                <text:list>
                  <text:list-item>
                    <text:p>Subaru</text:p>
                  </text:list-item>
                  <text:list-item>
                    <text:p>Kietzke-Mccarran</text:p>
                  </text:list-item>
                  <text:list-item>
                    <text:p>Virginia-Longley</text:p>
                  </text:list-item>
                </text:list>
              </table:table-cell>
              <table:table-cell office:value-type="float" office:value="90">
                <text:p>90</text:p>
              </table:table-cell>
              <table:table-cell office:value-type="float" office:value="101">
                <text:p>1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Honda Virginia-Neil Longley-Mccarran</text:p>
                <text:list>
                  <text:list-item>
                    <text:p>Honda</text:p>
                  </text:list-item>
                  <text:list-item>
                    <text:p>Virginia-Neil</text:p>
                  </text:list-item>
                  <text:list-item>
                    <text:p>Longley-Mccarran</text:p>
                  </text:list-item>
                </text:list>
              </table:table-cell>
              <table:table-cell office:value-type="float" office:value="50">
                <text:p>50</text:p>
              </table:table-cell>
              <table:table-cell office:value-type="float" office:value="67">
                <text:p>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aab Longley-Airway Longley-Mccarran</text:p>
                <text:list>
                  <text:list-item>
                    <text:p>Saab</text:p>
                  </text:list-item>
                  <text:list-item>
                    <text:p>Longley-Airway</text:p>
                  </text:list-item>
                  <text:list-item>
                    <text:p>Longley-Mccarran</text:p>
                  </text:list-item>
                </text:list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W Virginia-Moana Kietzke-Neil</text:p>
                <text:list>
                  <text:list-item>
                    <text:p>VW</text:p>
                  </text:list-item>
                  <text:list-item>
                    <text:p>Virginia-Moana</text:p>
                  </text:list-item>
                  <text:list-item>
                    <text:p>Kietzke-Neil</text:p>
                  </text:list-item>
                </text:list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yota Virginia-Moana Kietzke-Mccarran</text:p>
                <text:list>
                  <text:list-item>
                    <text:p>Toyota</text:p>
                  </text:list-item>
                  <text:list-item>
                    <text:p>Virginia-Moana</text:p>
                  </text:list-item>
                  <text:list-item>
                    <text:p>Kietzke-Mccarran</text:p>
                  </text:list-item>
                </text:list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Ford Kietzke-Mccarran Virginia-Longley</text:p>
                <text:list>
                  <text:list-item>
                    <text:p>Ford</text:p>
                  </text:list-item>
                  <text:list-item>
                    <text:p>Kietzke-Mccarran</text:p>
                  </text:list-item>
                  <text:list-item>
                    <text:p>Virginia-Longley</text:p>
                  </text:list-item>
                </text:list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yundai Kietzke-Mccarran Longley-Mccarran</text:p>
                <text:list>
                  <text:list-item>
                    <text:p>Hyundai</text:p>
                  </text:list-item>
                  <text:list-item>
                    <text:p>Kietzke-Mccarran</text:p>
                  </text:list-item>
                  <text:list-item>
                    <text:p>Longley-Mccarran</text:p>
                  </text:list-item>
                </text:list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itsubishi Virginia-Neil Virginia-Longley</text:p>
                <text:list>
                  <text:list-item>
                    <text:p>Mitsubishi</text:p>
                  </text:list-item>
                  <text:list-item>
                    <text:p>Virginia-Neil</text:p>
                  </text:list-item>
                  <text:list-item>
                    <text:p>Virginia-Longley</text:p>
                  </text:list-item>
                </text:list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37cm" svg:y="0.315cm" chart:style-name="ch2">
          <text:p>Simulation Run 2</text:p>
        </chart:title>
        <chart:legend chart:legend-position="end" svg:x="12.255cm" svg:y="3.782cm" style:legend-expansion="high" chart:style-name="ch3"/>
        <chart:plot-area chart:style-name="ch4" table:cell-range-address="Sheet1.B18:Sheet1.G28" chart:data-source-has-labels="both" svg:x="1.279cm" svg:y="1.248cm" svg:width="10.656cm" svg:height="6.643cm">
          <chartooo:coordinate-region svg:x="8.383cm" svg:y="1.248cm" svg:width="3.552cm" svg:height="5.756cm"/>
          <chart:axis chart:dimension="x" chart:name="primary-x" chart:style-name="ch5" chartooo:axis-type="auto">
            <chartooo:date-scale/>
            <chart:title svg:x="0.451cm" svg:y="5.843cm" chart:style-name="ch6">
              <text:p>Cars and Routes</text:p>
            </chart:title>
            <chart:categories table:cell-range-address="Sheet1.B19:Sheet1.D28"/>
          </chart:axis>
          <chart:axis chart:dimension="y" chart:name="primary-y" chart:style-name="ch7">
            <chart:title svg:x="5.968cm" svg:y="8.071cm" chart:style-name="ch8">
              <text:p>Time (s)</text:p>
            </chart:title>
            <chart:grid chart:style-name="ch9" chart:class="major"/>
          </chart:axis>
          <chart:series chart:style-name="ch10" chart:values-cell-range-address="Sheet1.E19:Sheet1.E28" chart:label-cell-address="Sheet1.E18:Sheet1.E18" chart:class="chart:bar">
            <chart:data-point chart:repeated="10"/>
          </chart:series>
          <chart:series chart:style-name="ch11" chart:values-cell-range-address="Sheet1.F19:Sheet1.F28" chart:label-cell-address="Sheet1.F18:Sheet1.F18" chart:class="chart:bar">
            <chart:data-point chart:repeated="10"/>
          </chart:series>
          <chart:series chart:style-name="ch12" chart:values-cell-range-address="Sheet1.G19:Sheet1.G28" chart:label-cell-address="Sheet1.G18:Sheet1.G18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ed Time (s)</text:p>
                <draw:g>
                  <svg:desc>Sheet1.E18:Sheet1.E18</svg:desc>
                </draw:g>
              </table:table-cell>
              <table:table-cell office:value-type="string">
                <text:p>Simulation Time (s)</text:p>
                <draw:g>
                  <svg:desc>Sheet1.F18:Sheet1.F18</svg:desc>
                </draw:g>
              </table:table-cell>
              <table:table-cell office:value-type="string">
                <text:p>Difference (s)</text:p>
                <draw:g>
                  <svg:desc>Sheet1.G18:Sheet1.G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MW Longley-Airway Longley-Mccarran</text:p>
                <text:list>
                  <text:list-item>
                    <text:p>BMW</text:p>
                  </text:list-item>
                  <text:list-item>
                    <text:p>Longley-Airway</text:p>
                  </text:list-item>
                  <text:list-item>
                    <text:p>Longley-Mccarran</text:p>
                  </text:list-item>
                </text:list>
                <draw:g>
                  <svg:desc>Sheet1.B19:Sheet1.D28</svg:desc>
                </draw:g>
              </table:table-cell>
              <table:table-cell office:value-type="float" office:value="15">
                <text:p>15</text:p>
                <draw:g>
                  <svg:desc>Sheet1.E19:Sheet1.E28</svg:desc>
                </draw:g>
              </table:table-cell>
              <table:table-cell office:value-type="float" office:value="18">
                <text:p>18</text:p>
                <draw:g>
                  <svg:desc>Sheet1.F19:Sheet1.F28</svg:desc>
                </draw:g>
              </table:table-cell>
              <table:table-cell office:value-type="float" office:value="3">
                <text:p>3</text:p>
                <draw:g>
                  <svg:desc>Sheet1.G19:Sheet1.G28</svg:desc>
                </draw:g>
              </table:table-cell>
            </table:table-row>
            <table:table-row>
              <table:table-cell office:value-type="string">
                <text:p>Volvo Virginia-Moana Kietzke-Neil</text:p>
                <text:list>
                  <text:list-item>
                    <text:p>Volvo</text:p>
                  </text:list-item>
                  <text:list-item>
                    <text:p>Virginia-Moana</text:p>
                  </text:list-item>
                  <text:list-item>
                    <text:p>Kietzke-Neil</text:p>
                  </text:list-item>
                </text:list>
              </table:table-cell>
              <table:table-cell office:value-type="float" office:value="55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ubaru Kietzke-Mccarran Virginia-Longley</text:p>
                <text:list>
                  <text:list-item>
                    <text:p>Subaru</text:p>
                  </text:list-item>
                  <text:list-item>
                    <text:p>Kietzke-Mccarran</text:p>
                  </text:list-item>
                  <text:list-item>
                    <text:p>Virginia-Longley</text:p>
                  </text:list-item>
                </text:list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onda Virginia-Neil Longley-Mccarran</text:p>
                <text:list>
                  <text:list-item>
                    <text:p>Honda</text:p>
                  </text:list-item>
                  <text:list-item>
                    <text:p>Virginia-Neil</text:p>
                  </text:list-item>
                  <text:list-item>
                    <text:p>Longley-Mccarran</text:p>
                  </text:list-item>
                </text:list>
              </table:table-cell>
              <table:table-cell office:value-type="float" office:value="50">
                <text:p>50</text:p>
              </table:table-cell>
              <table:table-cell office:value-type="float" office:value="63">
                <text:p>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aab Longley-Airway Longley-Mccarran</text:p>
                <text:list>
                  <text:list-item>
                    <text:p>Saab</text:p>
                  </text:list-item>
                  <text:list-item>
                    <text:p>Longley-Airway</text:p>
                  </text:list-item>
                  <text:list-item>
                    <text:p>Longley-Mccarran</text:p>
                  </text:list-item>
                </text:list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W Virginia-Moana Kietzke-Neil</text:p>
                <text:list>
                  <text:list-item>
                    <text:p>VW</text:p>
                  </text:list-item>
                  <text:list-item>
                    <text:p>Virginia-Moana</text:p>
                  </text:list-item>
                  <text:list-item>
                    <text:p>Kietzke-Neil</text:p>
                  </text:list-item>
                </text:list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Toyota Virginia-Moana Kietzke-Mccarran</text:p>
                <text:list>
                  <text:list-item>
                    <text:p>Toyota</text:p>
                  </text:list-item>
                  <text:list-item>
                    <text:p>Virginia-Moana</text:p>
                  </text:list-item>
                  <text:list-item>
                    <text:p>Kietzke-Mccarran</text:p>
                  </text:list-item>
                </text:list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Ford Kietzke-Mccarran Virginia-Longley</text:p>
                <text:list>
                  <text:list-item>
                    <text:p>Ford</text:p>
                  </text:list-item>
                  <text:list-item>
                    <text:p>Kietzke-Mccarran</text:p>
                  </text:list-item>
                  <text:list-item>
                    <text:p>Virginia-Longley</text:p>
                  </text:list-item>
                </text:list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yundai Kietzke-Mccarran Longley-Mccarran</text:p>
                <text:list>
                  <text:list-item>
                    <text:p>Hyundai</text:p>
                  </text:list-item>
                  <text:list-item>
                    <text:p>Kietzke-Mccarran</text:p>
                  </text:list-item>
                  <text:list-item>
                    <text:p>Longley-Mccarran</text:p>
                  </text:list-item>
                </text:list>
              </table:table-cell>
              <table:table-cell office:value-type="float" office:value="80">
                <text:p>80</text:p>
              </table:table-cell>
              <table:table-cell office:value-type="float" office:value="104">
                <text:p>1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Mitsubishi Virginia-Neil Virginia-Longley</text:p>
                <text:list>
                  <text:list-item>
                    <text:p>Mitsubishi</text:p>
                  </text:list-item>
                  <text:list-item>
                    <text:p>Virginia-Neil</text:p>
                  </text:list-item>
                  <text:list-item>
                    <text:p>Virginia-Longley</text:p>
                  </text:list-item>
                </text:list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